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0f2a1" officeooo:paragraph-rsid="0020f2a1"/>
    </style:style>
    <style:style style:name="P2" style:family="paragraph" style:parent-style-name="Standard">
      <style:text-properties officeooo:paragraph-rsid="0020f2a1"/>
    </style:style>
    <style:style style:name="P3" style:family="paragraph" style:parent-style-name="Standard">
      <style:text-properties officeooo:rsid="00223654" officeooo:paragraph-rsid="00223654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0.5pt" fo:font-style="italic" fo:font-weight="normal" fo:background-color="#1f1f1f" style:font-style-asian="italic" style:font-style-complex="italic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officeooo:paragraph-rsid="002366dc"/>
    </style:style>
    <style:style style:name="P7" style:family="paragraph" style:parent-style-name="Table_20_Contents">
      <style:text-properties fo:font-weight="bold" officeooo:rsid="00270ddc" officeooo:paragraph-rsid="00270ddc" style:font-weight-asian="bold" style:font-weight-complex="bold"/>
    </style:style>
    <style:style style:name="P8" style:family="paragraph" style:parent-style-name="Standard">
      <style:text-properties fo:font-weight="bold" officeooo:rsid="002366dc" officeooo:paragraph-rsid="002366dc" style:font-weight-asian="bold" style:font-weight-complex="bold"/>
    </style:style>
    <style:style style:name="P9" style:family="paragraph" style:parent-style-name="Standard">
      <style:text-properties fo:font-weight="bold" officeooo:rsid="002366dc" officeooo:paragraph-rsid="00290457" style:font-weight-asian="bold" style:font-weight-complex="bold"/>
    </style:style>
    <style:style style:name="P10" style:family="paragraph" style:parent-style-name="Table_20_Contents">
      <style:text-properties fo:font-weight="bold" officeooo:rsid="00290457" officeooo:paragraph-rsid="00290457" style:font-weight-asian="bold" style:font-weight-complex="bold"/>
    </style:style>
    <style:style style:name="P11" style:family="paragraph" style:parent-style-name="Standard">
      <style:text-properties fo:font-size="16pt" officeooo:rsid="0020f2a1" officeooo:paragraph-rsid="0020f2a1" style:font-size-asian="16pt" style:font-size-complex="16pt"/>
    </style:style>
    <style:style style:name="P12" style:family="paragraph" style:parent-style-name="Standard">
      <style:text-properties fo:font-size="16pt" officeooo:rsid="0020f2a1" officeooo:paragraph-rsid="00290457" style:font-size-asian="16pt" style:font-size-complex="16pt"/>
    </style:style>
    <style:style style:name="P13" style:family="paragraph" style:parent-style-name="Standard">
      <style:text-properties fo:font-size="16pt" officeooo:rsid="00290457" officeooo:paragraph-rsid="00290457" style:font-size-asian="16pt" style:font-size-complex="16pt"/>
    </style:style>
    <style:style style:name="P14" style:family="paragraph" style:parent-style-name="Table_20_Contents">
      <style:text-properties officeooo:rsid="00270ddc" officeooo:paragraph-rsid="00270ddc"/>
    </style:style>
    <style:style style:name="P15" style:family="paragraph" style:parent-style-name="Table_20_Contents">
      <style:text-properties officeooo:rsid="00290457" officeooo:paragraph-rsid="00290457"/>
    </style:style>
    <style:style style:name="P16" style:family="paragraph" style:parent-style-name="Table_20_Contents">
      <style:text-properties officeooo:paragraph-rsid="00290457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text-properties fo:font-size="16pt" fo:font-weight="bold" officeooo:rsid="00290457" officeooo:paragraph-rsid="00290457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officeooo:rsid="00290457" officeooo:paragraph-rsid="00290457" style:font-size-asian="16pt" style:font-size-complex="16pt"/>
    </style:style>
    <style:style style:name="T1" style:family="text">
      <style:text-properties officeooo:rsid="0020f2a1"/>
    </style:style>
    <style:style style:name="T2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3" style:family="text">
      <style:text-properties officeooo:rsid="002366d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0ddc"/>
    </style:style>
    <style:style style:name="T6" style:family="text">
      <style:text-properties officeooo:rsid="00290457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Часть 1.</text:p>
      <text:p text:style-name="P1"/>
      <text:p text:style-name="P2"><text:span text:style-name="T1"><text:tab/>В качестве исходной программы был использована </text:span><text:span text:style-name="T3">С++</text:span><text:span text:style-name="T1"> </text:span>программа, <text:span text:style-name="T1">которая </text:span>выполняет бенчмарк для алгоритма одномерного быстрого преобразования Фурье (FFT) с использованием библиотеки <text:span text:style-name="T4">Simple-FFT</text:span>. В функции <text:span text:style-name="Source_20_Text">benchmark_simple_1D_fft</text:span> она создает 1D, 2D и 3D массивы данных для тестов, заполняет их начальными импульсами, а затем измеряет время выполнения FFT для реальных данных в цикле из 10,000 итераций. Главная функция <text:span text:style-name="Source_20_Text">main</text:span> запускает тест 50 раз и возвращает результат выполнения FFT, указывая, успешно ли прошли все итерации.</text:p>
      <text:p text:style-name="Standard"/>
      <text:p text:style-name="P3"><text:tab/><text:span text:style-name="T4">В качестве бенчмарк-сценария использовался следующий bash скрипт:</text:span></text:p>
      <text:p text:style-name="Standard"/>
      <text:p text:style-name="P5">#!/bin/bash</text:p>
      <text:p text:style-name="P5"># Проверяем, что указан исходный файл</text:p>
      <text:p text:style-name="P5">if [ -z "$1" ]; then</text:p>
      <text:p text:style-name="P5">echo "Usage: $0 &lt;source_file&gt;"</text:p>
      <text:p text:style-name="P5">exit 1</text:p>
      <text:p text:style-name="P5">fi<text:span text:style-name="T2"/></text:p>
      <text:p text:style-name="P5">SOURCE_FILE=$1</text:p>
      <text:p text:style-name="P5">OUTPUT_FILE="program_exec"</text:p>
      <text:p text:style-name="P5">OPT_FLAGS=(</text:p>
      <text:p text:style-name="P5">"-O0"</text:p>
      <text:p text:style-name="P5">"-Os"</text:p>
      <text:p text:style-name="P5">"-O1"</text:p>
      <text:p text:style-name="P5">"-O2"</text:p>
      <text:p text:style-name="P5">"-O3"</text:p>
      <text:p text:style-name="P5">"-O2 -march=native"</text:p>
      <text:p text:style-name="P5">"-O3 -march=native"</text:p>
      <text:p text:style-name="P5">"-O2 -march=native -funroll-loops"</text:p>
      <text:p text:style-name="P5">"-O3 -march=native -funroll-loops"</text:p>
      <text:p text:style-name="P5">)</text:p>
      <text:p text:style-name="P5">echo "Starting benchmarks for $SOURCE_FILE..."</text:p>
      <text:p text:style-name="P5"># Проходим по всем флагам оптимизации</text:p>
      <text:p text:style-name="P5">for OPT in "${OPT_FLAGS[@]}"; do</text:p>
      <text:p text:style-name="P5"># Компилируем программу с текущим флагом оптимизации</text:p>
      <text:p text:style-name="P5">echo "Compiling with optimization flags: $OPT"</text:p>
      <text:p text:style-name="P5">gcc "$SOURCE_FILE" ./libs/Simple-FFT/unit-tests/test_fft.cpp -o "$OUTPUT_FILE" $OPT -lstdc++ -lm</text:p>
      <text:p text:style-name="P5"># Проверяем, успешно ли прошла компиляция</text:p>
      <text:p text:style-name="P5">if [ $? -ne 0 ]; then</text:p>
      <text:p text:style-name="P5">echo "Compilation failed with flags: $OPT"</text:p>
      <text:p text:style-name="P5">continue</text:p>
      <text:p text:style-name="P5">fi</text:p>
      <text:p text:style-name="P5"># Измеряем время выполнения программы</text:p>
      <text:p text:style-name="P5">echo "Running program..."</text:p>
      <text:p text:style-name="P5">EXECUTION_TIME=$( (time ./"$OUTPUT_FILE") 2&gt;&amp;1 | grep real | awk '{print $2}')</text:p>
      <text:p text:style-name="P5"># Измеряем занимаемое программой дисковое пространство</text:p>
      <text:p text:style-name="P5">FILE_SIZE=$(du -b "$OUTPUT_FILE" | cut -f1)</text:p>
      <text:p text:style-name="P5"><text:soft-page-break/></text:p>
      <text:p text:style-name="P5"># Выводим результаты</text:p>
      <text:p text:style-name="P5">echo "Optimization: $OPT"</text:p>
      <text:p text:style-name="P5">echo "Execution Time: $EXECUTION_TIME"</text:p>
      <text:p text:style-name="P5">echo "File Size: $FILE_SIZE bytes"</text:p>
      <text:p text:style-name="P5">echo "---------------------------------"</text:p>
      <text:p text:style-name="P5">done</text:p>
      <text:p text:style-name="P5"># Удаляем временный исполняемый файл</text:p>
      <text:p text:style-name="P5">rm -f "$OUTPUT_FILE"</text:p>
      <text:p text:style-name="P5">echo "Benchmarking completed."</text:p>
      <text:p text:style-name="P4"/>
      <text:p text:style-name="P3"/>
      <text:p text:style-name="P3"><text:tab/><text:span text:style-name="T4">Результаты выполнения скрипта:</text:span></text:p>
      <text:p text:style-name="Standard"/>
      <text:p text:style-name="Standard">user@debian:~/univer/labs/lab4$ ./compile_and_bench.bash main.cpp</text:p>
      <text:p text:style-name="Standard">Starting benchmarks for main.cpp...</text:p>
      <text:p text:style-name="Standard">Compiling with optimization flags: -O0</text:p>
      <text:p text:style-name="Standard">Running program...</text:p>
      <text:p text:style-name="Standard">Optimization: -O0</text:p>
      <text:p text:style-name="Standard">Execution Time: 0m27.081s</text:p>
      <text:p text:style-name="Standard">File Size: 96472 bytes</text:p>
      <text:p text:style-name="Standard">---------------------------------</text:p>
      <text:p text:style-name="Standard">Compiling with optimization flags: -Os</text:p>
      <text:p text:style-name="Standard">Running program...</text:p>
      <text:p text:style-name="Standard">Optimization: -Os</text:p>
      <text:p text:style-name="Standard">Execution Time: 0m6.809s</text:p>
      <text:p text:style-name="Standard">File Size: 23664 bytes</text:p>
      <text:p text:style-name="Standard">---------------------------------</text:p>
      <text:p text:style-name="Standard">Compiling with optimization flags: -O1</text:p>
      <text:p text:style-name="Standard">Running program...</text:p>
      <text:p text:style-name="Standard">Optimization: -O1</text:p>
      <text:p text:style-name="Standard">Execution Time: 0m6.776s</text:p>
      <text:p text:style-name="Standard">File Size: 27792 bytes</text:p>
      <text:p text:style-name="Standard">---------------------------------</text:p>
      <text:p text:style-name="Standard">Compiling with optimization flags: -O2</text:p>
      <text:p text:style-name="Standard">Running program...</text:p>
      <text:p text:style-name="Standard">Optimization: -O2</text:p>
      <text:p text:style-name="Standard">Execution Time: 0m6.379s</text:p>
      <text:p text:style-name="Standard">File Size: 31376 bytes</text:p>
      <text:p text:style-name="Standard">---------------------------------</text:p>
      <text:p text:style-name="Standard">Compiling with optimization flags: -O3</text:p>
      <text:p text:style-name="Standard">Running program...</text:p>
      <text:p text:style-name="Standard">Optimization: -O3</text:p>
      <text:p text:style-name="Standard">Execution Time: 0m6.491s</text:p>
      <text:p text:style-name="Standard">File Size: 30704 bytes</text:p>
      <text:p text:style-name="Standard">---------------------------------</text:p>
      <text:p text:style-name="Standard">Compiling with optimization flags: -O2 -march=native</text:p>
      <text:p text:style-name="Standard">Running program...</text:p>
      <text:p text:style-name="Standard">Optimization: -O2 -march=native</text:p>
      <text:p text:style-name="Standard"><text:soft-page-break/>Execution Time: 0m6.848s</text:p>
      <text:p text:style-name="Standard">File Size: 31376 bytes</text:p>
      <text:p text:style-name="Standard">---------------------------------</text:p>
      <text:p text:style-name="Standard">Compiling with optimization flags: -O3 -march=native</text:p>
      <text:p text:style-name="Standard">Running program...</text:p>
      <text:p text:style-name="Standard">Optimization: -O3 -march=native</text:p>
      <text:p text:style-name="Standard">Execution Time: 0m6.825s</text:p>
      <text:p text:style-name="Standard">File Size: 34800 bytes</text:p>
      <text:p text:style-name="Standard">---------------------------------</text:p>
      <text:p text:style-name="Standard">Compiling with optimization flags: -O2 -march=native -funroll-loops</text:p>
      <text:p text:style-name="Standard">Running program...</text:p>
      <text:p text:style-name="Standard">Optimization: -O2 -march=native -funroll-loops</text:p>
      <text:p text:style-name="Standard">Execution Time: 0m6.713s</text:p>
      <text:p text:style-name="Standard">File Size: 51856 bytes</text:p>
      <text:p text:style-name="Standard">---------------------------------</text:p>
      <text:p text:style-name="Standard">Compiling with optimization flags: -O3 -march=native -funroll-loops</text:p>
      <text:p text:style-name="Standard">Running program...</text:p>
      <text:p text:style-name="Standard">Optimization: -O3 -march=native -funroll-loops</text:p>
      <text:p text:style-name="Standard">Execution Time: 0m6.747s</text:p>
      <text:p text:style-name="Standard">File Size: 47088 bytes</text:p>
      <text:p text:style-name="Standard">---------------------------------</text:p>
      <text:p text:style-name="Standard">Benchmarking completed.</text:p>
      <text:p text:style-name="Standard"/>
      <text:p text:style-name="P6"><text:tab/></text:p>
      <text:p text:style-name="P8"><text:tab/>Результаты выполнения скрипта в табличном виде: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Флаги компиляции</text:p>
          </table:table-cell>
          <table:table-cell table:style-name="Table1.A1" office:value-type="string">
            <text:p text:style-name="P7">Время выполнения</text:p>
          </table:table-cell>
          <table:table-cell table:style-name="Table1.C1" office:value-type="string">
            <text:p text:style-name="P7">Размер программы</text:p>
          </table:table-cell>
        </table:table-row>
        <table:table-row>
          <table:table-cell table:style-name="Table1.A2" office:value-type="string">
            <text:p text:style-name="Table_20_Contents">-<text:span text:style-name="T5">O0</text:span></text:p>
          </table:table-cell>
          <table:table-cell table:style-name="Table1.A2" office:value-type="string">
            <text:p text:style-name="P14">27.081s</text:p>
          </table:table-cell>
          <table:table-cell table:style-name="Table1.C2" office:value-type="string">
            <text:p text:style-name="P14">96472 bytes</text:p>
          </table:table-cell>
        </table:table-row>
        <table:table-row>
          <table:table-cell table:style-name="Table1.A2" office:value-type="string">
            <text:p text:style-name="Table_20_Contents">-<text:span text:style-name="T5">Os</text:span></text:p>
          </table:table-cell>
          <table:table-cell table:style-name="Table1.A2" office:value-type="string">
            <text:p text:style-name="P14">6.809s</text:p>
          </table:table-cell>
          <table:table-cell table:style-name="Table1.C2" office:value-type="string">
            <text:p text:style-name="P7">23664 bytes</text:p>
          </table:table-cell>
        </table:table-row>
        <table:table-row>
          <table:table-cell table:style-name="Table1.A2" office:value-type="string">
            <text:p text:style-name="Table_20_Contents">-<text:span text:style-name="T5">O1</text:span></text:p>
          </table:table-cell>
          <table:table-cell table:style-name="Table1.A2" office:value-type="string">
            <text:p text:style-name="P14">6.776s</text:p>
          </table:table-cell>
          <table:table-cell table:style-name="Table1.C2" office:value-type="string">
            <text:p text:style-name="P14">27792 bytes</text:p>
          </table:table-cell>
        </table:table-row>
        <table:table-row>
          <table:table-cell table:style-name="Table1.A2" office:value-type="string">
            <text:p text:style-name="Table_20_Contents">-<text:span text:style-name="T5">O2</text:span></text:p>
          </table:table-cell>
          <table:table-cell table:style-name="Table1.A2" office:value-type="string">
            <text:p text:style-name="P7">6.379s</text:p>
          </table:table-cell>
          <table:table-cell table:style-name="Table1.C2" office:value-type="string">
            <text:p text:style-name="P14">31376 bytes</text:p>
          </table:table-cell>
        </table:table-row>
        <table:table-row>
          <table:table-cell table:style-name="Table1.A2" office:value-type="string">
            <text:p text:style-name="Table_20_Contents">-<text:span text:style-name="T5">O3 </text:span></text:p>
          </table:table-cell>
          <table:table-cell table:style-name="Table1.A2" office:value-type="string">
            <text:p text:style-name="P14">6.491s</text:p>
          </table:table-cell>
          <table:table-cell table:style-name="Table1.C2" office:value-type="string">
            <text:p text:style-name="P14">30704 bytes</text:p>
          </table:table-cell>
        </table:table-row>
        <table:table-row>
          <table:table-cell table:style-name="Table1.A2" office:value-type="string">
            <text:p text:style-name="P14">-O2 -march=native</text:p>
          </table:table-cell>
          <table:table-cell table:style-name="Table1.A2" office:value-type="string">
            <text:p text:style-name="P14">6.848s</text:p>
          </table:table-cell>
          <table:table-cell table:style-name="Table1.C2" office:value-type="string">
            <text:p text:style-name="P14">31376 bytes</text:p>
          </table:table-cell>
        </table:table-row>
        <table:table-row>
          <table:table-cell table:style-name="Table1.A2" office:value-type="string">
            <text:p text:style-name="Table_20_Contents">-<text:span text:style-name="T5">O3 -march=native</text:span></text:p>
          </table:table-cell>
          <table:table-cell table:style-name="Table1.A2" office:value-type="string">
            <text:p text:style-name="P14">6.825s</text:p>
          </table:table-cell>
          <table:table-cell table:style-name="Table1.C2" office:value-type="string">
            <text:p text:style-name="P14">34800 bytes</text:p>
          </table:table-cell>
        </table:table-row>
        <table:table-row>
          <table:table-cell table:style-name="Table1.A2" office:value-type="string">
            <text:p text:style-name="Table_20_Contents">-<text:span text:style-name="T5">O2 -match=native -funroll-loops</text:span></text:p>
          </table:table-cell>
          <table:table-cell table:style-name="Table1.A2" office:value-type="string">
            <text:p text:style-name="P14">6.713s</text:p>
          </table:table-cell>
          <table:table-cell table:style-name="Table1.C2" office:value-type="string">
            <text:p text:style-name="P14">51856 bytes</text:p>
          </table:table-cell>
        </table:table-row>
        <table:table-row>
          <table:table-cell table:style-name="Table1.A2" office:value-type="string">
            <text:p text:style-name="Table_20_Contents">-<text:span text:style-name="T5">O3 -march=native -funroll-loops</text:span></text:p>
          </table:table-cell>
          <table:table-cell table:style-name="Table1.A2" office:value-type="string">
            <text:p text:style-name="P14">6.747s</text:p>
          </table:table-cell>
          <table:table-cell table:style-name="Table1.C2" office:value-type="string">
            <text:p text:style-name="P14">47088 bytes</text:p>
          </table:table-cell>
        </table:table-row>
      </table:table>
      <text:p text:style-name="Standard"/>
      <text:p text:style-name="P12"/>
      <text:p text:style-name="P12">Часть <text:span text:style-name="T6">2</text:span>.</text:p>
      <text:p text:style-name="P13"><text:s/><text:tab/><text:span text:style-name="T8">В качестве бенчмарк-сценария использовался следующий bash-скрипт:</text:span></text:p>
      <text:p text:style-name="P18"/>
      <text:p text:style-name="P5"><text:soft-page-break/>#!/bin/bash</text:p>
      <text:p text:style-name="P5">SOURCE_FILE="main.cpp ./libs/Simple-FFT/unit-tests/test_fft.cpp"</text:p>
      <text:p text:style-name="P5">OUTPUT_FILE="app"</text:p>
      <text:p text:style-name="P5">benchmark() {</text:p>
      <text:p text:style-name="P5">local compile_flags=$1</text:p>
      <text:p text:style-name="P5">local description=$2</text:p>
      <text:p text:style-name="P5">echo "========================================"</text:p>
      <text:p text:style-name="P5">echo "Компиляция с опциями: $description"</text:p>
      <text:p text:style-name="P5">g++ $SOURCE_FILE -o $OUTPUT_FILE $compile_flags -std=c++17 -lstdc++ -lm</text:p>
      <text:p text:style-name="P5">if [[ $? -ne 0 ]]; then</text:p>
      <text:p text:style-name="P5">echo "Ошибка компиляции с опциями: $description"</text:p>
      <text:p text:style-name="P5">return</text:p>
      <text:p text:style-name="P5">fi</text:p>
      <text:p text:style-name="P5">echo "Запуск программы с опциями: $description"</text:p>
      <text:p text:style-name="P5">time ./$OUTPUT_FILE</text:p>
      <text:p text:style-name="P5">echo ""</text:p>
      <text:p text:style-name="P5">}</text:p>
      <text:p text:style-name="P5">benchmark "-O2 -fipa-pta -fipa-cp -fipa-cp-clone -flto" "-O2 с межпроцедурной оптимизацией и оптимизацией времени компоновки (-fipa-*, -flto)"</text:p>
      <text:p text:style-name="P5">echo "Генерация профиля для -O2 с -fprofile-generate..."</text:p>
      <text:p text:style-name="P5">g++ $SOURCE_FILE -o $OUTPUT_FILE -O2 -fprofile-generate -std=c++17 -lstdc++ -lm</text:p>
      <text:p text:style-name="P5">./$OUTPUT_FILE</text:p>
      <text:p text:style-name="P5">benchmark "-O2 -fprofile-use" "-O2 с профилируемой оптимизацией с обратной связью (-fprofile-use)"</text:p>
      <text:p text:style-name="P5">echo "Генерация профиля для -O2 с -fipa-*, -flto, -fprofile-generate..."</text:p>
      <text:p text:style-name="P5">g++ $SOURCE_FILE -o $OUTPUT_FILE -O2 -fipa-pta -fipa-cp -fipa-cp-clone -flto -fprofile-generate -std=c++17 -lstdc++ -lm</text:p>
      <text:p text:style-name="P5">./$OUTPUT_FILE</text:p>
      <text:p text:style-name="P5">benchmark "-O2 -fipa-pta -fipa-cp -fipa-cp-clone -flto -fprofile-use" "-O2 с межпроцедурной оптимизацией, оптимизацией компоновки и оптимизацией с обратной связью (-fipa-*, -flto, -fprofile-use)"</text:p>
      <text:p text:style-name="P5">echo "Бенчмарк завершен."</text:p>
      <text:p text:style-name="P13"/>
      <text:p text:style-name="P9"><text:tab/>Результаты выполнения скрипта в табличном виде:</text:p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Флаги компиляции</text:p>
          </table:table-cell>
          <table:table-cell table:style-name="Table2.B1" office:value-type="string">
            <text:p text:style-name="P15">Время работы приложения</text:p>
          </table:table-cell>
        </table:table-row>
        <table:table-row>
          <table:table-cell table:style-name="Table2.A2" office:value-type="string">
            <text:p text:style-name="Table_20_Contents">-fipa-*, -flto</text:p>
          </table:table-cell>
          <table:table-cell table:style-name="Table2.B2" office:value-type="string">
            <text:p text:style-name="P15">6.310</text:p>
          </table:table-cell>
        </table:table-row>
        <table:table-row>
          <table:table-cell table:style-name="Table2.A2" office:value-type="string">
            <text:p text:style-name="Table_20_Contents">fprofile-use</text:p>
          </table:table-cell>
          <table:table-cell table:style-name="Table2.B2" office:value-type="string">
            <text:p text:style-name="P15">6.278</text:p>
          </table:table-cell>
        </table:table-row>
        <table:table-row>
          <table:table-cell table:style-name="Table2.A2" office:value-type="string">
            <text:p text:style-name="P16">-fipa-*, -flto, -<text:span text:style-name="T6">fprofile-use</text:span></text:p>
          </table:table-cell>
          <table:table-cell table:style-name="Table2.B2" office:value-type="string">
            <text:p text:style-name="P10">6.208</text:p>
          </table:table-cell>
        </table:table-row>
      </table:table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8:34:37.778070818</meta:creation-date>
    <meta:generator>LibreOffice/7.4.7.2$Linux_X86_64 LibreOffice_project/40$Build-2</meta:generator>
    <dc:date>2024-11-11T14:27:38.555318368</dc:date>
    <meta:editing-duration>PT17H50M11S</meta:editing-duration>
    <meta:editing-cycles>7</meta:editing-cycles>
    <meta:document-statistic meta:table-count="2" meta:image-count="0" meta:object-count="0" meta:page-count="4" meta:paragraph-count="175" meta:word-count="639" meta:character-count="5357" meta:non-whitespace-character-count="4884"/>
  </office:meta>
</office:document-meta>
</file>